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E00000136499906F774DD1330.png" manifest:media-type="image/png"/>
  <manifest:file-entry manifest:full-path="Pictures/1000000100000448000002C08E2B0BCB1FC69483.png" manifest:media-type="image/png"/>
  <manifest:file-entry manifest:full-path="Pictures/10000001000004BF000006401E4C4BB70C7403C5.png" manifest:media-type="image/png"/>
  <manifest:file-entry manifest:full-path="Pictures/10000001000004B9000005D5082E37B7FDA1BD97.png" manifest:media-type="image/png"/>
  <manifest:file-entry manifest:full-path="Pictures/10000001000004C30000066BC571AA68F6EAFB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5ffc" officeooo:paragraph-rsid="000f5ffc" fo:background-color="#ffff0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f5ffc" officeooo:paragraph-rsid="000f5ffc" fo:background-color="#ffff00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982cm" svg:y="2.147cm" svg:width="15.78cm" svg:height="21.267cm" draw:z-index="0"><draw:image xlink:href="Pictures/10000001000004C30000066BC571AA68F6EAFB44.png" xlink:type="simple" xlink:show="embed" xlink:actuate="onLoad" draw:mime-type="image/png"/></draw:frame></text:p>
      <text:p text:style-name="P1">ASSIGNMENT 01</text:p>
      <text:p text:style-name="P2"/>
      <text:p text:style-name="P2"/>
      <text:p text:style-name="P2"/>
      <text:p text:style-name="P2"/>
      <text:p text:style-name="P2"><draw:frame draw:style-name="fr1" draw:name="Image2" text:anchor-type="char" svg:width="15.827cm" svg:height="20.994cm" draw:z-index="1"><draw:image xlink:href="Pictures/10000001000004B9000005D5082E37B7FDA1BD9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3" text:anchor-type="char" svg:x="0.695cm" svg:y="-0.185cm" svg:width="16.141cm" svg:height="20.294cm" draw:z-index="2"><draw:image xlink:href="Pictures/10000001000004BF000006401E4C4BB70C7403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4" text:anchor-type="char" svg:width="14.665cm" svg:height="10.918cm" draw:z-index="3"><draw:image xlink:href="Pictures/1000000100000448000002C08E2B0BCB1FC69483.png" xlink:type="simple" xlink:show="embed" xlink:actuate="onLoad" draw:mime-type="image/png"/></draw:frame></text:p>
      <text:p text:style-name="P2"><draw:frame draw:style-name="fr1" draw:name="Image5" text:anchor-type="char" svg:width="14.928cm" svg:height="3.11cm" draw:z-index="4"><draw:image xlink:href="Pictures/100000010000069E00000136499906F774DD13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45:33.146986736</meta:creation-date>
    <dc:date>2024-05-20T19:02:02.349876035</dc:date>
    <meta:editing-duration>PT6M3S</meta:editing-duration>
    <meta:editing-cycles>1</meta:editing-cycles>
    <meta:document-statistic meta:table-count="0" meta:image-count="5" meta:object-count="0" meta:page-count="4" meta:paragraph-count="1" meta:word-count="2" meta:character-count="13" meta:non-whitespace-character-count="12"/>
    <meta:generator>LibreOffice/7.3.7.2$Linux_X86_64 LibreOffice_project/30$Build-2</meta:generator>
  </office:meta>
</office:document-meta>
</file>